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</office:automatic-styles>
  <office:body>
    <office:text>
      <text:h text:style-name="Heading_20_1" text:outline-level="1"><text:span text:style-name="T1">rundoc</text:span> command</text:h>
      <text:p text:style-name="First_20_paragraph">The <text:a xlink:type="simple" xlink:href="https://github.com/haghish/MarkDoc" office:name=""><text:span text:style-name="Definition"><text:span text:style-name="T2">markdoc</text:span></text:span></text:a> command takes a <text:span text:style-name="T3">SMCL</text:span> log file to create a dynamic document or presentation slides. This procedure requires the user to create a log file and convert it to a dynamic document.</text:p>
      <text:p text:style-name="Text_20_body">The <text:span text:style-name="T4">rundoc</text:span> command, is simply a wrapper for MarkDoc to simplifies typesettinf dynamic documents directly from a Stata do-file, without requiring the do-file to include a log file.</text:p>
      <text:p text:style-name="Text_20_body">The syntax for writing comments remains identical to <text:a xlink:type="simple" xlink:href="https://github.com/haghish/MarkDoc" office:name=""><text:span text:style-name="Definition"><text:span text:style-name="T5">markdoc</text:span></text:span></text:a> command. This command should make executing dynamic documents much simpler!</text:p>
      <text:h text:style-name="Heading_20_2" text:outline-level="2">Features</text:h>
      <text:h text:style-name="Heading_20_3" text:outline-level="3">executing Stata commands</text:h>
      <text:p text:style-name="First_20_paragraph">The <text:span text:style-name="T6">rundoc</text:span> command preserves all of the features of <text:span text:style-name="T7">markdoc</text:span>, because it is simply a wrapper program. Therefore, it preserves all of the features of <text:span text:style-name="T8">markdoc</text:span> such as executing Stata commands and syntax highlighting of the Stata commands using <text:a xlink:type="simple" xlink:href="https://github.com/haghish/statax" office:name=""><text:span text:style-name="Definition"><text:span text:style-name="T9">statax</text:span></text:span></text:a> package:</text:p>
      <text:p text:style-name="P1"><text:s text:c="6"/>. <text:s text:c="1"/>display "Hello MarkDoc"</text:p>
      <text:p text:style-name="P2"><text:s text:c="6"/>Hello MarkDoc</text:p>
      <text:p text:style-name="P3"><text:s text:c="6"/></text:p>
      <text:p text:style-name="P4"><text:s text:c="6"/>. sysuse auto, clear</text:p>
      <text:p text:style-name="P5"><text:s text:c="6"/>(1978 Automobile Data)</text:p>
      <text:p text:style-name="P6"><text:s text:c="6"/></text:p>
      <text:p text:style-name="P7"><text:s text:c="6"/>. summarize </text:p>
      <text:p text:style-name="P8"><text:s text:c="6"/></text:p>
      <text:p text:style-name="P9"><text:s text:c="10"/>Variable | <text:s text:c="7"/>Obs <text:s text:c="7"/>Mean <text:s text:c="3"/>Std. Dev. <text:s text:c="6"/>Min <text:s text:c="7"/>Max</text:p>
      <text:p text:style-name="P10"><text:s text:c="6"/>-------------+---------------------------------------------------------</text:p>
      <text:p text:style-name="P11"><text:s text:c="14"/>make | <text:s text:c="9"/>0</text:p>
      <text:p text:style-name="P12"><text:s text:c="13"/>price | <text:s text:c="8"/>74 <text:s text:c="3"/>6165.257 <text:s text:c="3"/>2949.496 <text:s text:c="6"/>3291 <text:s text:c="5"/>15906</text:p>
      <text:p text:style-name="P13"><text:s text:c="15"/>mpg | <text:s text:c="8"/>74 <text:s text:c="4"/>21.2973 <text:s text:c="3"/>5.785503 <text:s text:c="8"/>12 <text:s text:c="8"/>41</text:p>
      <text:p text:style-name="P14"><text:s text:c="13"/>rep78 | <text:s text:c="8"/>69 <text:s text:c="3"/>3.405797 <text:s text:c="3"/>.9899323 <text:s text:c="9"/>1 <text:s text:c="9"/>5</text:p>
      <text:p text:style-name="P15"><text:s text:c="10"/>headroom | <text:s text:c="8"/>74 <text:s text:c="3"/>2.993243 <text:s text:c="3"/>.8459948 <text:s text:c="7"/>1.5 <text:s text:c="9"/>5</text:p>
      <text:p text:style-name="P16"><text:s text:c="6"/>-------------+---------------------------------------------------------</text:p>
      <text:p text:style-name="P17"><text:s text:c="13"/>trunk | <text:s text:c="8"/>74 <text:s text:c="3"/>13.75676 <text:s text:c="3"/>4.277404 <text:s text:c="9"/>5 <text:s text:c="8"/>23</text:p>
      <text:p text:style-name="P18"><text:s text:c="12"/>weight | <text:s text:c="8"/>74 <text:s text:c="3"/>3019.459 <text:s text:c="3"/>777.1936 <text:s text:c="6"/>1760 <text:s text:c="6"/>4840</text:p>
      <text:p text:style-name="P19"><text:s text:c="12"/>length | <text:s text:c="8"/>74 <text:s text:c="3"/>187.9324 <text:s text:c="3"/>22.26634 <text:s text:c="7"/>142 <text:s text:c="7"/>233</text:p>
      <text:p text:style-name="P20"><text:s text:c="14"/>turn | <text:s text:c="8"/>74 <text:s text:c="3"/>39.64865 <text:s text:c="3"/>4.399354 <text:s text:c="8"/>31 <text:s text:c="8"/>51</text:p>
      <text:p text:style-name="P21"><text:s text:c="6"/>displacement | <text:s text:c="8"/>74 <text:s text:c="3"/>197.2973 <text:s text:c="3"/>91.83722 <text:s text:c="8"/>79 <text:s text:c="7"/>425</text:p>
      <text:p text:style-name="P22"><text:s text:c="6"/>-------------+---------------------------------------------------------</text:p>
      <text:p text:style-name="P23"><text:s text:c="8"/>gear_ratio | <text:s text:c="8"/>74 <text:s text:c="3"/>3.014865 <text:s text:c="3"/>.4562871 <text:s text:c="6"/>2.19 <text:s text:c="6"/>3.89</text:p>
      <text:p text:style-name="P24"><text:s text:c="11"/>foreign | <text:s text:c="8"/>74 <text:s text:c="3"/>.2972973 <text:s text:c="3"/>.4601885 <text:s text:c="9"/>0 <text:s text:c="9"/>1</text:p>
      <text:p text:style-name="P25"><text:s text:c="6"/></text:p>
      <text:p text:style-name="P26"><text:s text:c="6"/></text:p>
      <text:h text:style-name="Heading_20_3" text:outline-level="3">Writing mathematical notations</text:h>
      <text:p text:style-name="First_20_paragraph">Mathematical notations are supported in PDF, HTML, Docx, ODT (OpenOffice), and LaTeX:</text:p>
      <text:p text:style-name="Text_20_body"><draw:frame text:anchor-type="paragraph" style:vertical-pos="middle" style:vertical-rel="text"><draw:object xlink:href="Formula-0/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block">
  <mrow>
    <mi>Y</mi>
    <mo>=</mo>
    <msub>
      <mi>β</mi>
      <mn>0</mn>
    </msub>
    <mo>+</mo>
    <msub>
      <mi>β</mi>
      <mn>1</mn>
    </msub>
    <msub>
      <mi>x</mi>
      <mn>1</mn>
    </msub>
    <mo>+</mo>
    <mi>ϵ</mi>
  </mrow>
</math>
</file>